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FloatHolder.equal_to( XmlObjec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FloatHolder.set_BigInteger( BigInteger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serialize( float 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vaFloatHolder.set_long( long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set_BigDecimal( BigDecimal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set_double( double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get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value_hash_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FloatHolder.compare( float thisValue , float that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vaFloatHolder.compare_to( XmlObject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FloatHolder.set_tex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FloatHolder.set_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FloatHolder.getBigDecima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compute_text( NamespaceManager ns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FloatHolder.set_float( float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validateLexical( String v , Validation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vaFloatHolder.schema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avaFloatHolder.get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